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Times New Roman" fo:font-weight="bold" style:font-weight-asian="bold" style:font-name-complex="TimesNewRomanPS-BoldMT" style:font-weight-complex="bold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officeooo:paragraph-rsid="001a5d11"/>
    </style:style>
    <style:style style:name="P3" style:family="paragraph" style:parent-style-name="Standard">
      <style:paragraph-properties fo:padding-left="0.0555in" fo:padding-right="0.0555in" fo:padding-top="0.0138in" fo:padding-bottom="0.0138in" fo:border="0.51pt solid #000000" style:shadow="none"/>
      <style:text-properties style:font-name="Times New Roman" fo:font-size="10pt" fo:font-weight="bold" style:font-size-asian="8.75pt" style:font-weight-asian="bold" style:font-name-complex="TimesNewRomanPS-BoldMT" style:font-size-complex="10pt" style:font-weight-complex="bold"/>
    </style:style>
    <style:style style:name="P4" style:family="paragraph" style:parent-style-name="Standard">
      <loext:graphic-properties draw:fill="solid" draw:fill-color="#a6a6a6"/>
      <style:paragraph-properties fo:margin-top="0in" fo:margin-bottom="0in" style:contextual-spacing="false" fo:line-height="100%" fo:text-align="center" style:justify-single-word="false" fo:background-color="#a6a6a6" fo:padding-left="0.0555in" fo:padding-right="0.0555in" fo:padding-top="0.0138in" fo:padding-bottom="0.0138in" fo:border="0.51pt solid #000000" style:shadow="none"/>
      <style:text-properties style:font-name="Times New Roman" fo:font-size="20pt" style:font-size-asian="20pt" style:font-name-complex="TimesNewRomanPSMT" style:font-size-complex="20pt"/>
    </style:style>
    <style:style style:name="P5" style:family="paragraph" style:parent-style-name="Standard">
      <style:paragraph-properties fo:margin-top="0in" fo:margin-bottom="0in" style:contextual-spacing="false"/>
      <style:text-properties style:font-name="Times New Roman" fo:font-size="10pt" fo:font-weight="bold" style:font-size-asian="10pt" style:font-weight-asian="bold" style:font-name-complex="TimesNewRomanPS-BoldMT" style:font-size-complex="10pt" style:font-weight-complex="bold"/>
    </style:style>
    <style:style style:name="P6" style:family="paragraph" style:parent-style-name="Standard">
      <style:paragraph-properties fo:margin-top="0in" fo:margin-bottom="0in" style:contextual-spacing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style:font-name="Times New Roman" fo:font-size="10pt" fo:font-weight="normal" officeooo:paragraph-rsid="001a5d1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/>
      <style:text-properties style:font-name="Times New Roman" fo:font-size="10pt" fo:font-style="italic" officeooo:paragraph-rsid="001a5d11" style:font-size-asian="10pt" style:font-style-asian="italic" style:font-name-complex="TimesNewRomanPS-BoldMT" style:font-size-complex="10pt" style:font-style-complex="italic" style:font-weight-complex="bold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style:font-name="Times New Roman" fo:font-size="10pt" style:font-size-asian="10pt" style:font-name-complex="TimesNewRomanPS-BoldMT" style:font-size-complex="10pt" style:font-weight-complex="bold"/>
    </style:style>
    <style:style style:name="P10" style:family="paragraph" style:parent-style-name="Standard">
      <style:text-properties style:font-name="Times New Roman" fo:font-size="10pt" style:font-size-asian="10pt" style:font-name-complex="Times New Roman1" style:font-size-complex="10pt"/>
    </style:style>
    <style:style style:name="P11" style:family="paragraph" style:parent-style-name="Standard">
      <style:paragraph-properties fo:margin-top="0.0835in" fo:margin-bottom="0.139in" style:contextual-spacing="false" fo:padding-left="0.0555in" fo:padding-right="0.0555in" fo:padding-top="0.0138in" fo:padding-bottom="0.0138in" fo:border="0.51pt solid #000000" style:shadow="none"/>
      <style:text-properties style:font-name="Times New Roman" fo:font-size="10pt" fo:font-weight="bold" style:font-size-asian="10pt" style:font-weight-asian="bold" style:font-name-complex="TimesNewRomanPS-BoldMT" style:font-size-complex="10pt" style:font-weight-complex="bold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style:font-size-asian="10pt" style:font-name-complex="TimesNewRomanPS-BoldMT" style:font-size-complex="10pt" style:font-weight-complex="bold"/>
    </style:style>
    <style:style style:name="T3" style:family="text">
      <style:text-properties style:font-name="Times New Roman" fo:font-size="10pt" fo:font-style="italic" style:font-size-asian="10pt" style:font-style-asian="italic" style:font-name-complex="Times New Roman1" style:font-size-complex="10pt"/>
    </style:style>
    <style:style style:name="T4" style:family="text">
      <style:text-properties style:font-name="Times New Roman" fo:font-size="10pt" fo:font-style="italic" style:font-size-asian="10pt" style:font-style-asian="italic" style:font-name-complex="Times New Roman1" style:font-size-complex="10pt" style:font-style-complex="italic"/>
    </style:style>
    <style:style style:name="T5" style:family="text">
      <style:text-properties style:font-name="Times New Roman" fo:font-size="10pt" fo:font-style="italic" style:font-size-asian="10pt" style:font-style-asian="italic" style:font-name-complex="TimesNewRomanPS-BoldMT" style:font-size-complex="10pt" style:font-style-complex="italic" style:font-weight-complex="bold"/>
    </style:style>
    <style:style style:name="gr1" style:family="graphic">
      <style:graphic-properties draw:stroke="solid" svg:stroke-width="0.028in" svg:stroke-color="#3a5f8b" draw:stroke-linejoin="round" svg:stroke-linecap="butt" draw:fill="none" draw:textarea-vertical-align="top" draw:auto-grow-height="false" fo:min-height="2.402in" fo:min-width="3.0965in" fo:padding-top="0.0492in" fo:padding-bottom="0.0492in" fo:padding-left="0.0984in" fo:padding-right="0.0984in" fo:wrap-option="wrap" fo:margin-left="0.1252in" fo:margin-right="0.1409in" fo:margin-top="0in" fo:margin-bottom="0.0417in" style:run-through="foreground" style:wrap="none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8in" svg:stroke-color="#3a5f8b" draw:stroke-linejoin="round" svg:stroke-linecap="butt" draw:fill="none" draw:textarea-vertical-align="top" draw:auto-grow-height="false" fo:min-height="2.3736in" fo:min-width="3.0965in" fo:padding-top="0.0492in" fo:padding-bottom="0.0492in" fo:padding-left="0.0984in" fo:padding-right="0.0984in" fo:wrap-option="wrap" fo:margin-left="0.1252in" fo:margin-right="0.1409in" fo:margin-top="0in" fo:margin-bottom="0.0417in" style:run-through="foreground" style:wrap="none" style:vertical-pos="from-top" style:vertical-rel="paragraph" style:horizontal-pos="righ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8in" svg:stroke-color="#3a5f8b" draw:stroke-linejoin="round" svg:stroke-linecap="butt" draw:fill="none" draw:textarea-vertical-align="top" draw:auto-grow-height="false" fo:min-height="2.3736in" fo:min-width="3.0965in" fo:padding-top="0.0492in" fo:padding-bottom="0.0492in" fo:padding-left="0.0984in" fo:padding-right="0.0984in" fo:wrap-option="wrap" fo:margin-left="0.1252in" fo:margin-right="0.1409in" fo:margin-top="0in" fo:margin-bottom="0.0417in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8in" svg:stroke-color="#3a5f8b" draw:stroke-linejoin="round" svg:stroke-linecap="butt" draw:fill="none" draw:textarea-vertical-align="top" draw:auto-grow-height="false" fo:min-height="2.402in" fo:min-width="3.0965in" fo:padding-top="0.0492in" fo:padding-bottom="0.0492in" fo:padding-left="0.0984in" fo:padding-right="0.0984in" fo:wrap-option="wrap" fo:margin-left="0.1252in" fo:margin-right="0.1409in" fo:margin-top="0in" fo:margin-bottom="0.0417in" style:run-through="foreground" style:wrap="none" style:vertical-pos="from-top" style:vertical-rel="paragraph" style:horizontal-pos="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Projeto #2 AED 2020/2021</text:p>
      <text:p text:style-name="P1"/>
      <text:p text:style-name="P10">Nome: _______________________________________________________________ <text:s/>Nº Estudante: __________________</text:p>
      <text:p text:style-name="Standard"><text:span text:style-name="T1">TP (inscrição): _________ <text:s text:c="3"/></text:span><text:span text:style-name="T4">L</text:span><text:span text:style-name="T3">ogin </text:span><text:span text:style-name="T1">no </text:span><text:span text:style-name="T3">Mooshak</text:span><text:span text:style-name="T1">: _________________</text:span></text:p>
      <text:p text:style-name="Standard"><text:span text:style-name="T1">Nº de horas de trabalho</text:span><text:bookmark text:name="_GoBack"/><text:span text:style-name="T1">: _____</text:span><text:span text:style-name="T4">H <text:s text:c="4"/></text:span><text:span text:style-name="T3">Aulas Práticas de Laboratório: _____H <text:s text:c="4"/>Fora de Sala de Aula: _____H</text:span></text:p>
      <text:p text:style-name="P11"><text:s/>(A Preencher pelo Docente) CLASSIFICAÇÃO:</text:p>
      <text:p text:style-name="P11">Comentários:</text:p>
      <text:p text:style-name="P3"/>
      <text:p text:style-name="P3"/>
      <text:p text:style-name="P5">1. Análise Empírica de Complexidade</text:p>
      <text:p text:style-name="P6"><text:s text:c="4"/>Tempos (Tabela) <text:s text:c="69"/>Gráfico e Regressão (Solução A) - f(N) = _____________</text:p>
      <text:p text:style-name="P7"><draw:custom-shape text:anchor-type="paragraph" draw:z-index="1" draw:name="Rectangle 2_3" draw:style-name="gr3" draw:text-style-name="P12" svg:width="3.2933in" svg:height="2.4717in" svg:x="0.1252in" svg:y="0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Rectangle 2_0" draw:style-name="gr2" draw:text-style-name="P12" svg:width="3.2933in" svg:height="2.4717in" svg:x="3.5563in" svg:y="0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4"/>Gráfico e Regressão (Solução B) - f(N) = _____________ <text:s text:c="4"/>Gráfico e Regressão (Solução C) - f(N) = _____________</text:p>
      <text:p text:style-name="P2"><draw:custom-shape text:anchor-type="paragraph" draw:z-index="0" draw:name="Rectangle 2_1" draw:style-name="gr4" draw:text-style-name="P12" svg:width="3.2933in" svg:height="2.5004in" svg:x="0.1252in" svg:y="0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2_2" draw:style-name="gr1" draw:text-style-name="P12" svg:width="3.2933in" svg:height="2.5004in" svg:x="3.5563in" svg:y="0.070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Comente a adequação da regressão aos dados, e possíveis </text:span><text:span text:style-name="T5">outliers.</text:span></text:p>
      <text:p text:style-name="P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9"/>
      <text:p text:style-name="P9">As expressões f(N) estão de acordo com o esperado? Justifique.</text:p>
      <text:p text:style-name="P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PT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945in" fo:margin-bottom="0.0984in" fo:margin-left="0.5909in" fo:margin-right="0.6882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2T16:29:00</meta:creation-date>
    <meta:initial-creator>psimoes</meta:initial-creator>
    <dc:language>pt-PT</dc:language>
    <meta:print-date>2013-04-29T10:23:00</meta:print-date>
    <dc:date>2021-02-17T12:03:14.658177585</dc:date>
    <meta:editing-cycles>63</meta:editing-cycles>
    <meta:editing-duration>PT1H26M27S</meta:editing-duration>
    <meta:generator>LibreOffice/7.1.0.3$Linux_X86_64 LibreOffice_project/10$Build-3</meta:generator>
    <meta:document-statistic meta:table-count="0" meta:image-count="0" meta:object-count="0" meta:page-count="1" meta:paragraph-count="13" meta:word-count="96" meta:character-count="1383" meta:non-whitespace-character-count="1206"/>
    <meta:user-defined meta:name="AppVersion">15.0000</meta:user-defined>
    <meta:template xlink:type="simple" xlink:actuate="onRequest" xlink:title="Normal.dotm" xlink:href=""/>
  </office:meta>
</office:document-meta>
</file>